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Math TeX Gyre" svg:font-family="'DejaVu Math TeX Gyr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Math TeX Gyre" fo:font-size="18pt" officeooo:rsid="0012faf2" officeooo:paragraph-rsid="0012faf2" style:font-size-asian="15.75pt" style:font-size-complex="18pt"/>
    </style:style>
    <style:style style:name="P2" style:family="paragraph" style:parent-style-name="Standard">
      <style:text-properties style:font-name="DejaVu Math TeX Gyre" fo:font-size="18pt" officeooo:rsid="001480ab" officeooo:paragraph-rsid="001480ab" style:font-size-asian="15.75pt" style:font-size-complex="18pt"/>
    </style:style>
    <style:style style:name="P3" style:family="paragraph" style:parent-style-name="Standard">
      <style:text-properties style:font-name="DejaVu Math TeX Gyre" fo:font-size="18pt" officeooo:rsid="001480ab" officeooo:paragraph-rsid="00167add" style:font-size-asian="15.75pt" style:font-size-complex="18pt"/>
    </style:style>
    <style:style style:name="P4" style:family="paragraph" style:parent-style-name="Standard">
      <style:text-properties style:font-name="DejaVu Math TeX Gyre" fo:font-size="18pt" officeooo:rsid="0015d42b" officeooo:paragraph-rsid="001480ab" style:font-size-asian="15.75pt" style:font-size-complex="18pt"/>
    </style:style>
    <style:style style:name="P5" style:family="paragraph" style:parent-style-name="Standard">
      <style:text-properties style:font-name="DejaVu Math TeX Gyre" fo:font-size="18pt" officeooo:rsid="0015d42b" officeooo:paragraph-rsid="0015d42b" style:font-size-asian="15.75pt" style:font-size-complex="18pt"/>
    </style:style>
    <style:style style:name="P6" style:family="paragraph" style:parent-style-name="Standard">
      <style:text-properties style:font-name="DejaVu Math TeX Gyre" fo:font-size="18pt" officeooo:rsid="001705e6" officeooo:paragraph-rsid="001705e6" style:font-size-asian="15.75pt" style:font-size-complex="18pt"/>
    </style:style>
    <style:style style:name="P7" style:family="paragraph" style:parent-style-name="Standard">
      <style:text-properties style:font-name="DejaVu Math TeX Gyre" fo:font-size="18pt" officeooo:rsid="00180228" officeooo:paragraph-rsid="00180228" style:font-size-asian="15.75pt" style:font-size-complex="18pt"/>
    </style:style>
    <style:style style:name="P8" style:family="paragraph" style:parent-style-name="Standard">
      <style:text-properties style:font-name="DejaVu Math TeX Gyre" fo:font-size="18pt" officeooo:rsid="0019f6d7" officeooo:paragraph-rsid="0019f6d7" style:font-size-asian="15.75pt" style:font-size-complex="18pt"/>
    </style:style>
    <style:style style:name="P9" style:family="paragraph" style:parent-style-name="Standard">
      <style:text-properties style:font-name="DejaVu Math TeX Gyre" fo:font-size="18pt" officeooo:rsid="001d8827" officeooo:paragraph-rsid="001d8827" style:font-size-asian="15.75pt" style:font-size-complex="18pt"/>
    </style:style>
    <style:style style:name="P10" style:family="paragraph" style:parent-style-name="Standard">
      <style:text-properties style:font-name="DejaVu Math TeX Gyre" fo:font-size="18pt" officeooo:rsid="001ffc23" officeooo:paragraph-rsid="001ffc23" style:font-size-asian="15.75pt" style:font-size-complex="18pt"/>
    </style:style>
    <style:style style:name="P11" style:family="paragraph" style:parent-style-name="Standard">
      <style:text-properties style:font-name="DejaVu Math TeX Gyre" fo:font-size="18pt" officeooo:rsid="001f1009" officeooo:paragraph-rsid="001d8827" style:font-size-asian="15.75pt" style:font-size-complex="18pt"/>
    </style:style>
    <style:style style:name="P12" style:family="paragraph" style:parent-style-name="Standard">
      <style:text-properties style:font-name="DejaVu Math TeX Gyre" fo:font-size="18pt" officeooo:rsid="0021909d" officeooo:paragraph-rsid="0021909d" style:font-size-asian="15.75pt" style:font-size-complex="18pt"/>
    </style:style>
    <style:style style:name="P13" style:family="paragraph" style:parent-style-name="Standard">
      <style:text-properties style:font-name="DejaVu Math TeX Gyre" fo:font-size="18pt" officeooo:rsid="00228b19" officeooo:paragraph-rsid="00228b19" style:font-size-asian="15.75pt" style:font-size-complex="18pt"/>
    </style:style>
    <style:style style:name="P14" style:family="paragraph" style:parent-style-name="Heading_20_2">
      <style:text-properties style:font-name="DejaVu Math TeX Gyre" fo:font-size="18pt" officeooo:rsid="002e8358" officeooo:paragraph-rsid="002e8358" style:font-size-asian="15.75pt" style:font-size-complex="18pt"/>
    </style:style>
    <style:style style:name="P15" style:family="paragraph" style:parent-style-name="Standard">
      <style:text-properties style:font-name="DejaVu Math TeX Gyre" fo:font-size="18pt" officeooo:rsid="00236f97" officeooo:paragraph-rsid="00236f97" style:font-size-asian="15.75pt" style:font-size-complex="18pt"/>
    </style:style>
    <style:style style:name="P16" style:family="paragraph" style:parent-style-name="Standard">
      <style:text-properties style:font-name="DejaVu Math TeX Gyre" fo:font-size="18pt" officeooo:rsid="002e8358" officeooo:paragraph-rsid="002e8358" style:font-size-asian="15.75pt" style:font-size-complex="18pt"/>
    </style:style>
    <style:style style:name="P17" style:family="paragraph" style:parent-style-name="Standard">
      <style:text-properties style:font-name="DejaVu Math TeX Gyre" fo:font-size="12pt" officeooo:rsid="0031a990" officeooo:paragraph-rsid="0031a990" style:font-size-asian="12pt" style:font-size-complex="12pt"/>
    </style:style>
    <style:style style:name="P18" style:family="paragraph" style:parent-style-name="Text_20_body">
      <style:paragraph-properties fo:margin-top="0cm" fo:margin-bottom="0cm" style:contextual-spacing="false"/>
      <style:text-properties style:font-name="DejaVu Math TeX Gyre" fo:font-size="12pt" style:font-size-asian="12pt" style:font-size-complex="12pt"/>
    </style:style>
    <style:style style:name="T1" style:family="text">
      <style:text-properties officeooo:rsid="0015d42b"/>
    </style:style>
    <style:style style:name="T2" style:family="text">
      <style:text-properties officeooo:rsid="001629c1"/>
    </style:style>
    <style:style style:name="T3" style:family="text">
      <style:text-properties officeooo:rsid="00167add"/>
    </style:style>
    <style:style style:name="T4" style:family="text">
      <style:text-properties officeooo:rsid="001f1009"/>
    </style:style>
    <style:style style:name="T5" style:family="text">
      <style:text-properties officeooo:rsid="001ffc23"/>
    </style:style>
    <style:style style:name="T6" style:family="text">
      <style:text-properties officeooo:rsid="00228b19"/>
    </style:style>
    <style:style style:name="T7" style:family="text">
      <style:text-properties officeooo:rsid="002b5148"/>
    </style:style>
    <style:style style:name="T8" style:family="text">
      <style:text-properties officeooo:rsid="002e8358"/>
    </style:style>
    <style:style style:name="T9" style:family="text">
      <style:text-properties officeooo:rsid="002e8791"/>
    </style:style>
    <style:style style:name="T10" style:family="text">
      <style:text-properties officeooo:rsid="00300cd8"/>
    </style:style>
    <style:style style:name="T11" style:family="text">
      <style:text-properties officeooo:rsid="003077e9"/>
    </style:style>
    <style:style style:name="T12" style:family="text">
      <style:text-properties officeooo:rsid="0031a990"/>
    </style:style>
    <style:style style:name="T13" style:family="text">
      <style:text-properties officeooo:rsid="003238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1] static ke<text:span text:style-name="T1">yword :- </text:span></text:p>
      <text:p text:style-name="P3"><text:tab/>-&gt; <text:span text:style-name="T3">use static when you want private /isolation per file.</text:span></text:p>
      <text:p text:style-name="P4"><text:tab/></text:p>
      <text:p text:style-name="P4"/>
      <text:p text:style-name="P5">2] extern bool p;</text:p>
      <text:p text:style-name="P5"><text:tab/>-&gt; it is a promise to the complier that variable exists somewhere else.</text:p>
      <text:p text:style-name="P5"><text:tab/>-&gt; <text:span text:style-name="T2">You have made promises in the header, but you haven’t actually created the memory (the defination) in any .cpp files.</text:span></text:p>
      <text:p text:style-name="P5"/>
      <text:p text:style-name="P6">3] inline function :- C++17</text:p>
      <text:p text:style-name="P6"/>
      <text:p text:style-name="P7">4] using struct ImmutableState{};</text:p>
      <text:p text:style-name="P7"/>
      <text:p text:style-name="P8">5] checkWhatIfElseReturnOnConditionNULL.cpp</text:p>
      <text:p text:style-name="P8"/>
      <text:p text:style-name="P8">#include &lt;iostream&gt;</text:p>
      <text:p text:style-name="P8"/>
      <text:p text:style-name="P8">using namespace std;</text:p>
      <text:p text:style-name="P8"/>
      <text:p text:style-name="P8">int main()</text:p>
      <text:p text:style-name="P8">{</text:p>
      <text:p text:style-name="P8"/>
      <text:p text:style-name="P8"><text:s text:c="8"/>if(NULL)</text:p>
      <text:p text:style-name="P8"><text:s text:c="8"/>{</text:p>
      <text:p text:style-name="P8"><text:s text:c="16"/>cout&lt;&lt;"it is NULL\n True\n";</text:p>
      <text:p text:style-name="P8"><text:s text:c="8"/>}</text:p>
      <text:p text:style-name="P8"><text:s text:c="8"/>else</text:p>
      <text:p text:style-name="P8"><text:s text:c="8"/>{</text:p>
      <text:p text:style-name="P8"><text:s text:c="16"/>cout&lt;&lt;"else part\n False \n";</text:p>
      <text:p text:style-name="P8"><text:soft-page-break/></text:p>
      <text:p text:style-name="P8"><text:s text:c="8"/>}</text:p>
      <text:p text:style-name="P8"/>
      <text:p text:style-name="P8"><text:s text:c="8"/>return 0;</text:p>
      <text:p text:style-name="P8"/>
      <text:p text:style-name="P8">-&gt; [root@PTLD-3:/tmpdata/Rushikesh_27022026]# ./checkWhatIfElseReturnOnConditionNULL </text:p>
      <text:p text:style-name="P8">else part</text:p>
      <text:p text:style-name="P8"><text:s/>False </text:p>
      <text:p text:style-name="P8"/>
      <text:p text:style-name="P8"/>
      <text:p text:style-name="P8">checkWhatIfElseReturnOnCondition_Zero_0_.cpp</text:p>
      <text:p text:style-name="P8"/>
      <text:p text:style-name="P8">#include &lt;iostream&gt;</text:p>
      <text:p text:style-name="P8"/>
      <text:p text:style-name="P8">using namespace std;</text:p>
      <text:p text:style-name="P8"/>
      <text:p text:style-name="P8">int main()</text:p>
      <text:p text:style-name="P8">{</text:p>
      <text:p text:style-name="P8"><text:s text:c="8"/>if(0)</text:p>
      <text:p text:style-name="P8"><text:s text:c="8"/>{</text:p>
      <text:p text:style-name="P8"><text:s text:c="16"/>cout&lt;&lt;"True\n";</text:p>
      <text:p text:style-name="P8"><text:s text:c="8"/>}</text:p>
      <text:p text:style-name="P8"><text:s text:c="8"/>else</text:p>
      <text:p text:style-name="P8"><text:s text:c="8"/>{</text:p>
      <text:p text:style-name="P8"><text:s text:c="16"/>cout&lt;&lt;"False\n";</text:p>
      <text:p text:style-name="P8"><text:s text:c="8"/>}</text:p>
      <text:p text:style-name="P8"/>
      <text:p text:style-name="P8"><text:s text:c="8"/>return 0;</text:p>
      <text:p text:style-name="P8">}</text:p>
      <text:p text:style-name="P8"/>
      <text:p text:style-name="P8"/>
      <text:p text:style-name="P8"><text:soft-page-break/>[root@PTLD-3:/tmpdata/Rushikesh_27022026]# ./checkWhatIfElseReturnOnCondition_Zero_0_</text:p>
      <text:p text:style-name="P8">False</text:p>
      <text:p text:style-name="P8"/>
      <text:p text:style-name="P8"/>
      <text:p text:style-name="P9"><text:span text:style-name="T6">6</text:span>] key concept in c++</text:p>
      <text:p text:style-name="P9"><text:tab/>1. declaration – specifies the type and name.</text:p>
      <text:p text:style-name="P9"><text:tab/>Int age;</text:p>
      <text:p text:style-name="P9"><text:s/><text:tab/>double salary;<text:tab/></text:p>
      <text:p text:style-name="P9"><text:tab/></text:p>
      <text:p text:style-name="P11"><text:tab/>2. initialization - Assign an initial value at declaration.</text:p>
      <text:p text:style-name="P9"><text:tab/><text:span text:style-name="T4">Int a -120; // declaration + initialization</text:span></text:p>
      <text:p text:style-name="P9"><text:tab/><text:span text:style-name="T5">int b(20);</text:span></text:p>
      <text:p text:style-name="P10"><text:tab/></text:p>
      <text:p text:style-name="P10"><text:tab/>3.</text:p>
      <text:p text:style-name="P12">Assignment – Changing the value after declaration</text:p>
      <text:p text:style-name="P12"/>
      <text:p text:style-name="P12"/>
      <text:p text:style-name="P13">7] switch case- <text:span text:style-name="T7">switch statement is control flow structure that selects one of the many code blocks to be executed based on the value of single expression.</text:span></text:p>
      <text:p text:style-name="P13"/>
      <text:p text:style-name="P13"><text:span text:style-name="Source_20_Text">switch</text:span> needs a <text:span text:style-name="Strong_20_Emphasis">constant integral expression</text:span></text:p>
      <text:p text:style-name="P13"><text:span text:style-name="Strong_20_Emphasis"/></text:p>
      <text:p text:style-name="P15">in switch (n) , n -&gt; expected to be simple class type like int ,char,enum type.</text:p>
      <text:p text:style-name="P15"/>
      <text:p text:style-name="P16">10/04/26</text:p>
      <text:p text:style-name="P16"/>
      <text:h text:style-name="P14" text:outline-level="2">Primitive types deep dive</text:h>
      <text:p text:style-name="P18">sizeof on a typical 64-bit Linux/Windows machine</text:p>
      <text:p text:style-name="P18"><text:soft-page-break/><text:tab/><text:tab/><text:tab/><text:tab/><text:tab/><text:tab/><text:tab/><text:tab/><text:tab/><text:tab/><text:tab/><text:tab/><text:tab/><text:tab/><text:span text:style-name="T10">Primitive da</text:span><text:span text:style-name="T13">t</text:span><text:span text:style-name="T10">a type</text:span><text:tab/><text:tab/><text:tab/><text:tab/><text:tab/><text:tab/><text:tab/><text:tab/><text:span text:style-name="T8">byte</text:span></text:p>
      <text:p text:style-name="P18">bool<text:tab/><text:tab/> <text:s text:c="24"/><text:tab/><text:tab/><text:tab/><text:tab/><text:tab/><text:tab/><text:tab/><text:tab/> <text:s/><text:span text:style-name="T8">1</text:span><text:tab/></text:p>
      <text:p text:style-name="P18">char / signed char / unsigned <text:span text:style-name="T9">char <text:tab/><text:tab/><text:tab/><text:tab/><text:tab/><text:tab/> <text:s/>1</text:span></text:p>
      <text:p text:style-name="P18">short / unsigned short <text:s text:c="22"/><text:tab/><text:tab/><text:tab/><text:tab/><text:tab/><text:tab/> <text:s/><text:span text:style-name="T9">2</text:span></text:p>
      <text:p text:style-name="P18">int / unsigned int <text:s text:c="85"/><text:span text:style-name="T9">4</text:span></text:p>
      <text:p text:style-name="P18">long (Linux 64-bit)<text:tab/><text:tab/><text:tab/><text:tab/><text:tab/><text:tab/><text:tab/><text:tab/><text:tab/> <text:s/><text:span text:style-name="T9">8</text:span></text:p>
      <text:p text:style-name="P18">long (Windows 64-bit)<text:tab/><text:tab/><text:tab/><text:tab/><text:tab/><text:tab/><text:tab/><text:tab/><text:tab/> <text:s/><text:span text:style-name="T9">4</text:span></text:p>
      <text:p text:style-name="P18">long long / unsigned long long<text:tab/><text:tab/><text:tab/><text:tab/><text:tab/><text:tab/><text:tab/> <text:s/><text:span text:style-name="T9">8</text:span></text:p>
      <text:p text:style-name="P18">float <text:s text:c="77"/>4 bytes (IEEE 754 single)</text:p>
      <text:p text:style-name="P18">double <text:s text:c="72"/>8 bytes (IEEE 754 double)</text:p>
      <text:p text:style-name="P18">long double (x86) <text:s text:c="37"/>10/12/16 bytes (compiler-dependent)</text:p>
      <text:p text:style-name="P18">pointer (64-bit) <text:s text:c="89"/><text:span text:style-name="T9">8</text:span></text:p>
      <text:p text:style-name="P18">void* <text:s/><text:span text:style-name="T11">(void ponter)</text:span> <text:s text:c="83"/><text:span text:style-name="T12">8</text:span> <text:s text:c="22"/></text:p>
      <text:p text:style-name="P17">i.e size of pointer<text:tab/><text:tab/><text:tab/><text:tab/><text:tab/><text:tab/><text:tab/><text:tab/><text:tab/><text:tab/> <text:s text:c="2"/>8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Math TeX Gyre" svg:font-family="'DejaVu Math TeX Gyr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6T12:43:34.256611585</meta:creation-date>
    <dc:date>2026-04-10T14:59:27.431685882</dc:date>
    <meta:editing-duration>PT12H11M45S</meta:editing-duration>
    <meta:editing-cycles>24</meta:editing-cycles>
    <meta:generator>LibreOffice/7.3.7.2$Linux_X86_64 LibreOffice_project/30$Build-2</meta:generator>
    <meta:document-statistic meta:table-count="0" meta:image-count="0" meta:object-count="0" meta:page-count="4" meta:paragraph-count="73" meta:word-count="287" meta:character-count="2625" meta:non-whitespace-character-count="1607"/>
  </office:meta>
</office:document-meta>
</file>